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 text:c="4"/>"Version": "2012-10-17",</text:p>
      <text:p text:style-name="P1"><text:s text:c="4"/>"Statement": [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acm:Describe*",</text:p>
      <text:p text:style-name="P1"><text:s text:c="16"/>"acm:List*",</text:p>
      <text:p text:style-name="P1"><text:s text:c="16"/>"autoscaling:Describe*",</text:p>
      <text:p text:style-name="P1"><text:s text:c="16"/>"cloudformation:Describe*",</text:p>
      <text:p text:style-name="P1"><text:s text:c="16"/>"cloudformation:Estimate*",</text:p>
      <text:p text:style-name="P1"><text:s text:c="16"/>"cloudformation:Get*",</text:p>
      <text:p text:style-name="P1"><text:s text:c="16"/>"cloudformation:List*",</text:p>
      <text:p text:style-name="P1"><text:s text:c="16"/>"cloudformation:Validate*",</text:p>
      <text:p text:style-name="P1"><text:s text:c="16"/>"cloudtrail:LookupEvents",</text:p>
      <text:p text:style-name="P1"><text:s text:c="16"/>"cloudwatch:DescribeAlarms",</text:p>
      <text:p text:style-name="P1"><text:s text:c="16"/>"cloudwatch:GetMetricStatistics",</text:p>
      <text:p text:style-name="P1"><text:s text:c="16"/>"cloudwatch:ListMetrics",</text:p>
      <text:p text:style-name="P1"><text:s text:c="16"/>"codecommit:Get*",</text:p>
      <text:p text:style-name="P1"><text:s text:c="16"/>"codecommit:UploadArchive",</text:p>
      <text:p text:style-name="P1"><text:s text:c="16"/>"ec2:AllocateAddress",</text:p>
      <text:p text:style-name="P1"><text:s text:c="16"/>"ec2:AssociateAddress",</text:p>
      <text:p text:style-name="P1"><text:s text:c="16"/>"ec2:AuthorizeSecurityGroup*",</text:p>
      <text:p text:style-name="P1"><text:s text:c="16"/>"ec2:CreateLaunchTemplate*",</text:p>
      <text:p text:style-name="P1"><text:s text:c="16"/>"ec2:CreateSecurityGroup",</text:p>
      <text:p text:style-name="P1"><text:s text:c="16"/>"ec2:CreateTags",</text:p>
      <text:p text:style-name="P1"><text:s text:c="16"/>"ec2:Describe*",</text:p>
      <text:p text:style-name="P1"><text:s text:c="16"/>"ec2:DisassociateAddress",</text:p>
      <text:p text:style-name="P1"><text:s text:c="16"/>"ec2:ReleaseAddress",</text:p>
      <text:p text:style-name="P1"><text:s text:c="16"/>"ec2:RevokeSecurityGroup*",</text:p>
      <text:p text:style-name="P1"><text:s text:c="16"/>"ecs:CreateCluster",</text:p>
      <text:p text:style-name="P1"><text:s text:c="16"/>"ecs:DeRegisterTaskDefinition",</text:p>
      <text:p text:style-name="P1"><text:s text:c="16"/>"ecs:Describe*",</text:p>
      <text:p text:style-name="P1"><text:s text:c="16"/>"ecs:List*",</text:p>
      <text:p text:style-name="P1"><text:s text:c="16"/>"ecs:RegisterTaskDefinition",</text:p>
      <text:p text:style-name="P1"><text:s text:c="16"/>"elasticbeanstalk:*",</text:p>
      <text:p text:style-name="P1"><text:s text:c="16"/>"elasticloadbalancing:Describe*",</text:p>
      <text:p text:style-name="P1"><text:s text:c="16"/>"iam:GetRole",</text:p>
      <text:p text:style-name="P1"><text:s text:c="16"/>"iam:ListAttachedRolePolicies",</text:p>
      <text:p text:style-name="P1"><text:s text:c="16"/>"iam:ListInstanceProfiles",</text:p>
      <text:p text:style-name="P1"><text:s text:c="16"/>"iam:ListRolePolicies",</text:p>
      <text:p text:style-name="P1"><text:s text:c="16"/>"iam:ListRoles",</text:p>
      <text:p text:style-name="P1"><text:s text:c="16"/>"iam:ListServerCertificates",</text:p>
      <text:p text:style-name="P1"><text:s text:c="16"/>"logs:Describe*",</text:p>
      <text:p text:style-name="P1"><text:s text:c="16"/>"rds:Describe*",</text:p>
      <text:p text:style-name="P1"><text:s text:c="16"/>"s3:ListAllMyBuckets",</text:p>
      <text:p text:style-name="P1"><text:s text:c="16"/>"sns:ListSubscriptionsByTopic",</text:p>
      <text:p text:style-name="P1"><text:s text:c="16"/>"sns:ListTopics",</text:p>
      <text:p text:style-name="P1"><text:s text:c="16"/>"sqs:ListQueues"</text:p>
      <text:p text:style-name="P1"><text:s text:c="12"/>],</text:p>
      <text:p text:style-name="P1"><text:s text:c="12"/>"Resource": "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cloudformation:CancelUpdateStack",</text:p>
      <text:p text:style-name="P1"><text:s text:c="16"/>"cloudformation:ContinueUpdateRollback",</text:p>
      <text:p text:style-name="P1"><text:s text:c="16"/>"cloudformation:CreateStack",</text:p>
      <text:p text:style-name="P1"><text:s text:c="16"/>"cloudformation:DeleteStack",</text:p>
      <text:p text:style-name="P1"><text:s text:c="16"/>"cloudformation:GetTemplate",</text:p>
      <text:p text:style-name="P1"><text:s text:c="16"/>"cloudformation:ListStackResources",</text:p>
      <text:p text:style-name="P1"><text:s text:c="16"/>"cloudformation:SignalResource",</text:p>
      <text:p text:style-name="P1"><text:s text:c="16"/>"cloudformation:TagResource",</text:p>
      <text:p text:style-name="P1"><text:soft-page-break/><text:s text:c="16"/>"cloudformation:UntagResource",</text:p>
      <text:p text:style-name="P1"><text:s text:c="16"/>"cloudformation:UpdateStack"</text:p>
      <text:p text:style-name="P1"><text:s text:c="12"/>],</text:p>
      <text:p text:style-name="P1"><text:s text:c="12"/>"Resource": [</text:p>
      <text:p text:style-name="P1"><text:s text:c="16"/>"arn:aws:cloudformation:*:*:stack/awseb-*",</text:p>
      <text:p text:style-name="P1"><text:s text:c="16"/>"arn:aws:cloudformation:*:*:stack/eb-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cloudwatch:DeleteAlarms",</text:p>
      <text:p text:style-name="P1"><text:s text:c="16"/>"cloudwatch:PutMetricAlarm"</text:p>
      <text:p text:style-name="P1"><text:s text:c="12"/>],</text:p>
      <text:p text:style-name="P1"><text:s text:c="12"/>"Resource": [</text:p>
      <text:p text:style-name="P1"><text:s text:c="16"/>"arn:aws:cloudwatch:*:*:alarm:awseb-*",</text:p>
      <text:p text:style-name="P1"><text:s text:c="16"/>"arn:aws:cloudwatch:*:*:alarm:eb-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codebuild:BatchGetBuilds",</text:p>
      <text:p text:style-name="P1"><text:s text:c="16"/>"codebuild:CreateProject",</text:p>
      <text:p text:style-name="P1"><text:s text:c="16"/>"codebuild:DeleteProject",</text:p>
      <text:p text:style-name="P1"><text:s text:c="16"/>"codebuild:StartBuild"</text:p>
      <text:p text:style-name="P1"><text:s text:c="12"/>],</text:p>
      <text:p text:style-name="P1"><text:s text:c="12"/>"Resource": "arn:aws:codebuild:*:*:project/Elastic-Beanstalk-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ec2:RebootInstances"</text:p>
      <text:p text:style-name="P1"><text:s text:c="12"/>],</text:p>
      <text:p text:style-name="P1"><text:s text:c="12"/>"Resource": "arn:aws:ec2:*:*:instance/*",</text:p>
      <text:p text:style-name="P1"><text:s text:c="12"/>"Condition": {</text:p>
      <text:p text:style-name="P1"><text:s text:c="16"/>"StringLike": {</text:p>
      <text:p text:style-name="P1"><text:s text:c="20"/>"ec2:ResourceTag/aws:cloudformation:stack-id": [</text:p>
      <text:p text:style-name="P1"><text:s text:c="24"/>"arn:aws:cloudformation:*:*:stack/awseb-e-*",</text:p>
      <text:p text:style-name="P1"><text:s text:c="24"/>"arn:aws:cloudformation:*:*:stack/eb-*"</text:p>
      <text:p text:style-name="P1"><text:s text:c="20"/>]</text:p>
      <text:p text:style-name="P1"><text:s text:c="16"/>}</text:p>
      <text:p text:style-name="P1"><text:s text:c="12"/>}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"ec2:RunInstances",</text:p>
      <text:p text:style-name="P1"><text:s text:c="12"/>"Resource": "*",</text:p>
      <text:p text:style-name="P1"><text:s text:c="12"/>"Condition": {</text:p>
      <text:p text:style-name="P1"><text:s text:c="16"/>"ArnLike": {</text:p>
      <text:p text:style-name="P1"><text:s text:c="20"/>"ec2:LaunchTemplate": "arn:aws:ec2:*:*:launch-template/*"</text:p>
      <text:p text:style-name="P1"><text:s text:c="16"/>}</text:p>
      <text:p text:style-name="P1"><text:s text:c="12"/>}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ecs:DeleteCluster"</text:p>
      <text:p text:style-name="P1"><text:s text:c="12"/>],</text:p>
      <text:p text:style-name="P1"><text:s text:c="12"/>"Resource": "arn:aws:ecs:*:*:cluster/awseb-*"</text:p>
      <text:p text:style-name="P1"><text:s text:c="8"/>},</text:p>
      <text:p text:style-name="P1"><text:s text:c="8"/>{</text:p>
      <text:p text:style-name="P1"><text:s text:c="12"/>"Effect": "Allow",</text:p>
      <text:p text:style-name="P1"><text:soft-page-break/><text:s text:c="12"/>"Action": [</text:p>
      <text:p text:style-name="P1"><text:s text:c="16"/>"elasticloadbalancing:*Rule",</text:p>
      <text:p text:style-name="P1"><text:s text:c="16"/>"elasticloadbalancing:*Tags",</text:p>
      <text:p text:style-name="P1"><text:s text:c="16"/>"elasticloadbalancing:SetRulePriorities",</text:p>
      <text:p text:style-name="P1"><text:s text:c="16"/>"elasticloadbalancing:SetSecurityGroups"</text:p>
      <text:p text:style-name="P1"><text:s text:c="12"/>],</text:p>
      <text:p text:style-name="P1"><text:s text:c="12"/>"Resource": [</text:p>
      <text:p text:style-name="P1"><text:s text:c="16"/>"arn:aws:elasticloadbalancing:*:*:loadbalancer/app/*/*",</text:p>
      <text:p text:style-name="P1"><text:s text:c="16"/>"arn:aws:elasticloadbalancing:*:*:listener/app/*/*/*",</text:p>
      <text:p text:style-name="P1"><text:s text:c="16"/>"arn:aws:elasticloadbalancing:*:*:listener-rule/app/*/*/*/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elasticloadbalancing:*"</text:p>
      <text:p text:style-name="P1"><text:s text:c="12"/>],</text:p>
      <text:p text:style-name="P1"><text:s text:c="12"/>"Resource": [</text:p>
      <text:p text:style-name="P1"><text:s text:c="16"/>"arn:aws:elasticloadbalancing:*:*:targetgroup/awseb-*",</text:p>
      <text:p text:style-name="P1"><text:s text:c="16"/>"arn:aws:elasticloadbalancing:*:*:targetgroup/eb-*",</text:p>
      <text:p text:style-name="P1"><text:s text:c="16"/>"arn:aws:elasticloadbalancing:*:*:loadbalancer/awseb-*",</text:p>
      <text:p text:style-name="P1"><text:s text:c="16"/>"arn:aws:elasticloadbalancing:*:*:loadbalancer/eb-*",</text:p>
      <text:p text:style-name="P1"><text:s text:c="16"/>"arn:aws:elasticloadbalancing:*:*:loadbalancer/*/awseb-*/*",</text:p>
      <text:p text:style-name="P1"><text:s text:c="16"/>"arn:aws:elasticloadbalancing:*:*:loadbalancer/*/eb-*/*",</text:p>
      <text:p text:style-name="P1"><text:s text:c="16"/>"arn:aws:elasticloadbalancing:*:*:listener/awseb-*",</text:p>
      <text:p text:style-name="P1"><text:s text:c="16"/>"arn:aws:elasticloadbalancing:*:*:listener/eb-*",</text:p>
      <text:p text:style-name="P1"><text:s text:c="16"/>"arn:aws:elasticloadbalancing:*:*:listener/*/awseb-*/*/*",</text:p>
      <text:p text:style-name="P1"><text:s text:c="16"/>"arn:aws:elasticloadbalancing:*:*:listener/*/eb-*/*/*",</text:p>
      <text:p text:style-name="P1"><text:s text:c="16"/>"arn:aws:elasticloadbalancing:*:*:listener-rule/app/awseb-*/*/*/*",</text:p>
      <text:p text:style-name="P1"><text:s text:c="16"/>"arn:aws:elasticloadbalancing:*:*:listener-rule/app/eb-*/*/*/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iam:AddRoleToInstanceProfile",</text:p>
      <text:p text:style-name="P1"><text:s text:c="16"/>"iam:CreateInstanceProfile",</text:p>
      <text:p text:style-name="P1"><text:s text:c="16"/>"iam:CreateRole"</text:p>
      <text:p text:style-name="P1"><text:s text:c="12"/>],</text:p>
      <text:p text:style-name="P1"><text:s text:c="12"/>"Resource": [</text:p>
      <text:p text:style-name="P1"><text:s text:c="16"/>"arn:aws:iam::*:role/aws-elasticbeanstalk*",</text:p>
      <text:p text:style-name="P1"><text:s text:c="16"/>"arn:aws:iam::*:instance-profile/aws-elasticbeanstalk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iam:AttachRolePolicy"</text:p>
      <text:p text:style-name="P1"><text:s text:c="12"/>],</text:p>
      <text:p text:style-name="P1"><text:s text:c="12"/>"Resource": "arn:aws:iam::*:role/aws-elasticbeanstalk*",</text:p>
      <text:p text:style-name="P1"><text:s text:c="12"/>"Condition": {</text:p>
      <text:p text:style-name="P1"><text:s text:c="16"/>"StringLike": {</text:p>
      <text:p text:style-name="P1"><text:s text:c="20"/>"iam:PolicyArn": [</text:p>
      <text:p text:style-name="P1"><text:s text:c="24"/>"arn:aws:iam::aws:policy/AWSElasticBeanstalk*",</text:p>
      <text:p text:style-name="P1"><text:s text:c="24"/>"arn:aws:iam::aws:policy/service-role/AWSElasticBeanstalk*"</text:p>
      <text:p text:style-name="P1"><text:s text:c="20"/>]</text:p>
      <text:p text:style-name="P1"><text:s text:c="16"/>}</text:p>
      <text:p text:style-name="P1"><text:s text:c="12"/>}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"iam:PassRole",</text:p>
      <text:p text:style-name="P1"><text:s text:c="12"/>"Resource": "arn:aws:iam::*:role/*",</text:p>
      <text:p text:style-name="P1"><text:soft-page-break/><text:s text:c="12"/>"Condition": {</text:p>
      <text:p text:style-name="P1"><text:s text:c="16"/>"StringEquals": {</text:p>
      <text:p text:style-name="P1"><text:s text:c="20"/>"iam:PassedToService": [</text:p>
      <text:p text:style-name="P1"><text:s text:c="24"/>"elasticbeanstalk.amazonaws.com",</text:p>
      <text:p text:style-name="P1"><text:s text:c="24"/>"ec2.amazonaws.com",</text:p>
      <text:p text:style-name="P1"><text:s text:c="24"/>"ec2.amazonaws.com.cn",</text:p>
      <text:p text:style-name="P1"><text:s text:c="24"/>"autoscaling.amazonaws.com",</text:p>
      <text:p text:style-name="P1"><text:s text:c="24"/>"elasticloadbalancing.amazonaws.com",</text:p>
      <text:p text:style-name="P1"><text:s text:c="24"/>"ecs.amazonaws.com",</text:p>
      <text:p text:style-name="P1"><text:s text:c="24"/>"cloudformation.amazonaws.com"</text:p>
      <text:p text:style-name="P1"><text:s text:c="20"/>]</text:p>
      <text:p text:style-name="P1"><text:s text:c="16"/>}</text:p>
      <text:p text:style-name="P1"><text:s text:c="12"/>}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iam:CreateServiceLinkedRole"</text:p>
      <text:p text:style-name="P1"><text:s text:c="12"/>],</text:p>
      <text:p text:style-name="P1"><text:s text:c="12"/>"Resource": [</text:p>
      <text:p text:style-name="P1"><text:s text:c="16"/>"arn:aws:iam::*:role/aws-service-role/autoscaling.amazonaws.com/AWSServiceRoleForAutoScaling*",</text:p>
      <text:p text:style-name="P1"><text:s text:c="16"/>"arn:aws:iam::*:role/aws-service-role/elasticbeanstalk.amazonaws.com/AWSServiceRoleForElasticBeanstalk*",</text:p>
      <text:p text:style-name="P1"><text:s text:c="16"/>"arn:aws:iam::*:role/aws-service-role/elasticloadbalancing.amazonaws.com/AWSServiceRoleForElasticLoadBalancing*",</text:p>
      <text:p text:style-name="P1"><text:s text:c="16"/>"arn:aws:iam::*:role/aws-service-role/managedupdates.elasticbeanstalk.amazonaws.com/AWSServiceRoleForElasticBeanstalk*",</text:p>
      <text:p text:style-name="P1"><text:s text:c="16"/>"arn:aws:iam::*:role/aws-service-role/maintenance.elasticbeanstalk.amazonaws.com/AWSServiceRoleForElasticBeanstalk*"</text:p>
      <text:p text:style-name="P1"><text:s text:c="12"/>],</text:p>
      <text:p text:style-name="P1"><text:s text:c="12"/>"Condition": {</text:p>
      <text:p text:style-name="P1"><text:s text:c="16"/>"StringLike": {</text:p>
      <text:p text:style-name="P1"><text:s text:c="20"/>"iam:AWSServiceName": [</text:p>
      <text:p text:style-name="P1"><text:s text:c="24"/>"autoscaling.amazonaws.com",</text:p>
      <text:p text:style-name="P1"><text:s text:c="24"/>"elasticbeanstalk.amazonaws.com",</text:p>
      <text:p text:style-name="P1"><text:s text:c="24"/>"elasticloadbalancing.amazonaws.com",</text:p>
      <text:p text:style-name="P1"><text:s text:c="24"/>"managedupdates.elasticbeanstalk.amazonaws.com",</text:p>
      <text:p text:style-name="P1"><text:s text:c="24"/>"maintenance.elasticbeanstalk.amazonaws.com"</text:p>
      <text:p text:style-name="P1"><text:s text:c="20"/>]</text:p>
      <text:p text:style-name="P1"><text:s text:c="16"/>}</text:p>
      <text:p text:style-name="P1"><text:s text:c="12"/>}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logs:CreateLogGroup",</text:p>
      <text:p text:style-name="P1"><text:s text:c="16"/>"logs:DeleteLogGroup",</text:p>
      <text:p text:style-name="P1"><text:s text:c="16"/>"logs:PutRetentionPolicy"</text:p>
      <text:p text:style-name="P1"><text:s text:c="12"/>],</text:p>
      <text:p text:style-name="P1"><text:s text:c="12"/>"Resource": "arn:aws:logs:*:*:log-group:/aws/elasticbeanstalk/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rds:*DBSubnetGroup",</text:p>
      <text:p text:style-name="P1"><text:s text:c="16"/>"rds:AuthorizeDBSecurityGroupIngress",</text:p>
      <text:p text:style-name="P1"><text:s text:c="16"/>"rds:CreateDBInstance",</text:p>
      <text:p text:style-name="P1"><text:s text:c="16"/>"rds:CreateDBSecurityGroup",</text:p>
      <text:p text:style-name="P1"><text:s text:c="16"/>"rds:DeleteDBInstance",</text:p>
      <text:p text:style-name="P1"><text:s text:c="16"/>"rds:DeleteDBSecurityGroup",</text:p>
      <text:p text:style-name="P1"><text:s text:c="16"/>"rds:ModifyDBInstance",</text:p>
      <text:p text:style-name="P1"><text:s text:c="16"/>"rds:RestoreDBInstanceFromDBSnapshot"</text:p>
      <text:p text:style-name="P1"><text:s text:c="12"/>],</text:p>
      <text:p text:style-name="P1"><text:soft-page-break/><text:s text:c="12"/>"Resource": [</text:p>
      <text:p text:style-name="P1"><text:s text:c="16"/>"arn:aws:rds:*:*:db:*",</text:p>
      <text:p text:style-name="P1"><text:s text:c="16"/>"arn:aws:rds:*:*:secgrp:awseb-e-*",</text:p>
      <text:p text:style-name="P1"><text:s text:c="16"/>"arn:aws:rds:*:*:secgrp:eb-*",</text:p>
      <text:p text:style-name="P1"><text:s text:c="16"/>"arn:aws:rds:*:*:snapshot:*",</text:p>
      <text:p text:style-name="P1"><text:s text:c="16"/>"arn:aws:rds:*:*:subgrp:awseb-e-*",</text:p>
      <text:p text:style-name="P1"><text:s text:c="16"/>"arn:aws:rds:*:*:subgrp:eb-*"</text:p>
      <text:p text:style-name="P1"><text:s text:c="12"/>]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s3:Delete*",</text:p>
      <text:p text:style-name="P1"><text:s text:c="16"/>"s3:Get*",</text:p>
      <text:p text:style-name="P1"><text:s text:c="16"/>"s3:Put*"</text:p>
      <text:p text:style-name="P1"><text:s text:c="12"/>],</text:p>
      <text:p text:style-name="P1"><text:s text:c="12"/>"Resource": "arn:aws:s3:::elasticbeanstalk-*/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s3:CreateBucket",</text:p>
      <text:p text:style-name="P1"><text:s text:c="16"/>"s3:GetBucket*",</text:p>
      <text:p text:style-name="P1"><text:s text:c="16"/>"s3:ListBucket",</text:p>
      <text:p text:style-name="P1"><text:s text:c="16"/>"s3:PutBucketPolicy"</text:p>
      <text:p text:style-name="P1"><text:s text:c="12"/>],</text:p>
      <text:p text:style-name="P1"><text:s text:c="12"/>"Resource": "arn:aws:s3:::elasticbeanstalk-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sns:CreateTopic",</text:p>
      <text:p text:style-name="P1"><text:s text:c="16"/>"sns:DeleteTopic",</text:p>
      <text:p text:style-name="P1"><text:s text:c="16"/>"sns:GetTopicAttributes",</text:p>
      <text:p text:style-name="P1"><text:s text:c="16"/>"sns:Publish",</text:p>
      <text:p text:style-name="P1"><text:s text:c="16"/>"sns:SetTopicAttributes",</text:p>
      <text:p text:style-name="P1"><text:s text:c="16"/>"sns:Subscribe",</text:p>
      <text:p text:style-name="P1"><text:s text:c="16"/>"sns:Unsubscribe"</text:p>
      <text:p text:style-name="P1"><text:s text:c="12"/>],</text:p>
      <text:p text:style-name="P1"><text:s text:c="12"/>"Resource": "arn:aws:sns:*:*:ElasticBeanstalkNotifications-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sqs:*QueueAttributes",</text:p>
      <text:p text:style-name="P1"><text:s text:c="16"/>"sqs:CreateQueue",</text:p>
      <text:p text:style-name="P1"><text:s text:c="16"/>"sqs:DeleteQueue",</text:p>
      <text:p text:style-name="P1"><text:s text:c="16"/>"sqs:SendMessage",</text:p>
      <text:p text:style-name="P1"><text:s text:c="16"/>"sqs:TagQueue"</text:p>
      <text:p text:style-name="P1"><text:s text:c="12"/>],</text:p>
      <text:p text:style-name="P1"><text:s text:c="12"/>"Resource": [</text:p>
      <text:p text:style-name="P1"><text:s text:c="16"/>"arn:aws:sqs:*:*:awseb-e-*",</text:p>
      <text:p text:style-name="P1"><text:s text:c="16"/>"arn:aws:sqs:*:*:eb-*"</text:p>
      <text:p text:style-name="P1"><text:s text:c="12"/>]</text:p>
      <text:p text:style-name="P1"><text:s text:c="8"/>}</text:p>
      <text:p text:style-name="P1"><text:s text:c="4"/>]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6:18:29.206493333</meta:creation-date>
    <dc:date>2023-02-03T16:22:45.604633814</dc:date>
    <meta:editing-duration>PT4M16S</meta:editing-duration>
    <meta:editing-cycles>1</meta:editing-cycles>
    <meta:document-statistic meta:table-count="0" meta:image-count="0" meta:object-count="0" meta:page-count="5" meta:paragraph-count="305" meta:word-count="379" meta:character-count="10810" meta:non-whitespace-character-count="6432"/>
    <meta:generator>LibreOffice/6.4.7.2$Linux_X86_64 LibreOffice_project/40$Build-2</meta:generator>
  </office:meta>
</office:document-meta>
</file>